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0417in"/>
          <style:tab-stop style:position="1.6563in"/>
          <style:tab-stop style:position="2.1665in"/>
        </style:tab-stops>
      </style:paragraph-properties>
      <style:text-properties fo:color="#ff0000" fo:font-size="18pt" style:font-size-asian="15.75pt" style:font-size-complex="18pt"/>
    </style:style>
    <style:style style:name="P2" style:family="paragraph" style:parent-style-name="Standard">
      <style:paragraph-properties>
        <style:tab-stops>
          <style:tab-stop style:position="1.0417in"/>
          <style:tab-stop style:position="1.6563in"/>
          <style:tab-stop style:position="2.1665in"/>
        </style:tab-stops>
      </style:paragraph-properties>
      <style:text-properties fo:font-variant="normal" fo:text-transform="none" fo:color="#333333" style:text-line-through-style="none" style:text-line-through-type="none" style:font-name="sans-serif" fo:font-size="16pt" fo:letter-spacing="normal" fo:font-style="normal" style:text-underline-style="none" fo:font-weight="normal" officeooo:rsid="00110f13" officeooo:paragraph-rsid="00123bdf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>
        <style:tab-stops>
          <style:tab-stop style:position="1.0417in"/>
          <style:tab-stop style:position="1.6563in"/>
          <style:tab-stop style:position="2.1665in"/>
        </style:tab-stops>
      </style:paragraph-properties>
      <style:text-properties fo:font-variant="normal" fo:text-transform="none" fo:color="#333333" style:text-line-through-style="none" style:text-line-through-type="none" style:font-name="sans-serif" fo:font-size="16pt" fo:letter-spacing="normal" fo:font-style="normal" style:text-underline-style="none" fo:font-weight="normal" officeooo:rsid="00110f13" officeooo:paragraph-rsid="0026e6c1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>
        <style:tab-stops>
          <style:tab-stop style:position="1.0417in"/>
          <style:tab-stop style:position="1.6563in"/>
          <style:tab-stop style:position="2.1665in"/>
        </style:tab-stops>
      </style:paragraph-properties>
      <style:text-properties fo:font-variant="normal" fo:text-transform="none" fo:color="#333333" style:text-line-through-style="none" style:text-line-through-type="none" style:font-name="sans-serif" fo:font-size="16pt" fo:letter-spacing="normal" fo:font-style="normal" style:text-underline-style="none" fo:font-weight="normal" officeooo:rsid="0012729c" officeooo:paragraph-rsid="0012729c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>
        <style:tab-stops>
          <style:tab-stop style:position="1.0417in"/>
          <style:tab-stop style:position="1.6563in"/>
          <style:tab-stop style:position="2.1665in"/>
        </style:tab-stops>
      </style:paragraph-properties>
      <style:text-properties fo:font-variant="normal" fo:text-transform="none" fo:color="#000000" style:text-line-through-style="none" style:text-line-through-type="none" style:font-name="sans-serif" fo:font-size="16pt" fo:letter-spacing="normal" fo:font-style="normal" style:text-underline-style="none" fo:font-weight="normal" officeooo:rsid="000f8e1e" officeooo:paragraph-rsid="00123bdf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>
        <style:tab-stops>
          <style:tab-stop style:position="1.0417in"/>
          <style:tab-stop style:position="1.6563in"/>
          <style:tab-stop style:position="2.1665in"/>
        </style:tab-stops>
      </style:paragraph-properties>
      <style:text-properties fo:font-variant="normal" fo:text-transform="none" fo:color="#000000" style:text-line-through-style="none" style:text-line-through-type="none" style:font-name="sans-serif" fo:font-size="16pt" fo:letter-spacing="normal" fo:font-style="normal" style:text-underline-style="none" fo:font-weight="normal" officeooo:rsid="0012729c" officeooo:paragraph-rsid="0012729c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>
        <style:tab-stops>
          <style:tab-stop style:position="1.0417in"/>
          <style:tab-stop style:position="1.6563in"/>
          <style:tab-stop style:position="2.1665in"/>
        </style:tab-stops>
      </style:paragraph-properties>
      <style:text-properties fo:font-variant="normal" fo:text-transform="none" fo:color="#000000" style:text-line-through-style="none" style:text-line-through-type="none" style:font-name="sans-serif" fo:font-size="16pt" fo:letter-spacing="normal" fo:font-style="normal" style:text-underline-style="none" fo:font-weight="normal" officeooo:rsid="001442ff" officeooo:paragraph-rsid="001442ff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>
        <style:tab-stops>
          <style:tab-stop style:position="1.0417in"/>
          <style:tab-stop style:position="1.6563in"/>
          <style:tab-stop style:position="2.1665in"/>
        </style:tab-stops>
      </style:paragraph-properties>
      <style:text-properties fo:font-variant="normal" fo:text-transform="none" fo:color="#000000" style:text-line-through-style="none" style:text-line-through-type="none" style:font-name="sans-serif" fo:font-size="16pt" fo:letter-spacing="normal" fo:font-style="normal" style:text-underline-style="none" fo:font-weight="normal" officeooo:rsid="001442ff" officeooo:paragraph-rsid="00224acc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>
        <style:tab-stops>
          <style:tab-stop style:position="1.0417in"/>
          <style:tab-stop style:position="1.6563in"/>
          <style:tab-stop style:position="2.1665in"/>
        </style:tab-stops>
      </style:paragraph-properties>
      <style:text-properties fo:font-variant="normal" fo:text-transform="none" fo:color="#000000" style:text-line-through-style="none" style:text-line-through-type="none" style:font-name="sans-serif" fo:font-size="16pt" fo:letter-spacing="normal" fo:font-style="normal" style:text-underline-style="none" fo:font-weight="normal" officeooo:rsid="0015adfc" officeooo:paragraph-rsid="00224acc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>
        <style:tab-stops>
          <style:tab-stop style:position="1.0417in"/>
          <style:tab-stop style:position="1.6563in"/>
          <style:tab-stop style:position="2.1665in"/>
        </style:tab-stops>
      </style:paragraph-properties>
      <style:text-properties fo:font-variant="normal" fo:text-transform="none" fo:color="#000000" style:text-line-through-style="none" style:text-line-through-type="none" style:font-name="sans-serif" fo:font-size="16pt" fo:letter-spacing="normal" fo:font-style="normal" style:text-underline-style="none" fo:font-weight="normal" officeooo:rsid="0026e6c1" officeooo:paragraph-rsid="0026e6c1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>
        <style:tab-stops>
          <style:tab-stop style:position="1.0417in"/>
          <style:tab-stop style:position="1.6563in"/>
          <style:tab-stop style:position="2.1665in"/>
        </style:tab-stops>
      </style:paragraph-properties>
      <style:text-properties fo:font-variant="normal" fo:text-transform="none" fo:color="#000000" style:text-line-through-style="none" style:text-line-through-type="none" style:font-name="sans-serif" fo:font-size="16pt" fo:letter-spacing="normal" fo:font-style="normal" style:text-underline-style="none" fo:font-weight="normal" officeooo:rsid="0026e6c1" officeooo:paragraph-rsid="0028d6b7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>
        <style:tab-stops>
          <style:tab-stop style:position="1.0417in"/>
          <style:tab-stop style:position="1.6563in"/>
          <style:tab-stop style:position="2.1665in"/>
        </style:tab-stops>
      </style:paragraph-properties>
      <style:text-properties fo:font-variant="normal" fo:text-transform="none" fo:color="#000000" style:text-line-through-style="none" style:text-line-through-type="none" style:font-name="sans-serif" fo:font-size="16pt" fo:letter-spacing="normal" fo:font-style="normal" style:text-underline-style="none" fo:font-weight="bold" officeooo:rsid="00224acc" officeooo:paragraph-rsid="00224acc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>
        <style:tab-stops>
          <style:tab-stop style:position="1.0417in"/>
          <style:tab-stop style:position="1.6563in"/>
          <style:tab-stop style:position="2.1665in"/>
        </style:tab-stops>
      </style:paragraph-properties>
      <style:text-properties fo:font-variant="normal" fo:text-transform="none" fo:color="#000000" style:text-line-through-style="none" style:text-line-through-type="none" style:font-name="sans-serif" fo:font-size="16pt" fo:letter-spacing="normal" fo:font-style="normal" style:text-underline-style="none" fo:font-weight="bold" officeooo:rsid="001537ac" officeooo:paragraph-rsid="00224acc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>
        <style:tab-stops>
          <style:tab-stop style:position="1.0417in"/>
          <style:tab-stop style:position="1.6563in"/>
          <style:tab-stop style:position="2.1665in"/>
        </style:tab-stops>
      </style:paragraph-properties>
      <style:text-properties fo:font-variant="normal" fo:text-transform="none" fo:color="#000000" style:text-line-through-style="none" style:text-line-through-type="none" style:font-name="sans-serif" fo:font-size="16pt" fo:letter-spacing="normal" fo:font-style="normal" style:text-underline-style="none" fo:font-weight="bold" officeooo:rsid="0026e6c1" officeooo:paragraph-rsid="0026e6c1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>
        <style:tab-stops>
          <style:tab-stop style:position="1.0417in"/>
          <style:tab-stop style:position="1.6563in"/>
          <style:tab-stop style:position="2.1665in"/>
        </style:tab-stops>
      </style:paragraph-properties>
      <style:text-properties fo:font-variant="normal" fo:text-transform="none" fo:color="#000000" style:text-line-through-style="none" style:text-line-through-type="none" style:font-name="sans-serif" fo:font-size="18pt" fo:letter-spacing="normal" fo:font-style="normal" style:text-underline-style="none" fo:font-weight="bold" officeooo:rsid="00224acc" officeooo:paragraph-rsid="00224acc" style:font-size-asian="15.75pt" style:font-style-asian="normal" style:font-weight-asian="bold" style:font-size-complex="18pt" style:font-style-complex="normal" style:font-weight-complex="bold"/>
    </style:style>
    <style:style style:name="P16" style:family="paragraph" style:parent-style-name="Standard">
      <style:paragraph-properties>
        <style:tab-stops>
          <style:tab-stop style:position="1.0417in"/>
          <style:tab-stop style:position="1.6563in"/>
          <style:tab-stop style:position="2.1665in"/>
        </style:tab-stops>
      </style:paragraph-properties>
      <style:text-properties fo:color="#000000" fo:font-size="16pt" fo:font-weight="bold" officeooo:rsid="000f8e1e" style:font-size-asian="16pt" style:font-weight-asian="bold" style:font-size-complex="16pt" style:font-weight-complex="bold"/>
    </style:style>
    <style:style style:name="P17" style:family="paragraph" style:parent-style-name="Standard">
      <style:paragraph-properties>
        <style:tab-stops>
          <style:tab-stop style:position="1.0417in"/>
          <style:tab-stop style:position="1.6563in"/>
          <style:tab-stop style:position="2.1665in"/>
        </style:tab-stops>
      </style:paragraph-properties>
      <style:text-properties officeooo:paragraph-rsid="00224acc"/>
    </style:style>
    <style:style style:name="P18" style:family="paragraph" style:parent-style-name="Standard">
      <style:paragraph-properties>
        <style:tab-stops>
          <style:tab-stop style:position="1.0417in"/>
          <style:tab-stop style:position="1.6563in"/>
          <style:tab-stop style:position="2.1665in"/>
        </style:tab-stops>
      </style:paragraph-properties>
      <style:text-properties officeooo:paragraph-rsid="002aa3f2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.0417in"/>
          <style:tab-stop style:position="1.6563in"/>
          <style:tab-stop style:position="2.1665in"/>
        </style:tab-stops>
      </style:paragraph-properties>
      <style:text-properties officeooo:paragraph-rsid="00274d3d"/>
    </style:style>
    <style:style style:name="P20" style:family="paragraph" style:parent-style-name="Standard">
      <style:paragraph-properties fo:margin-top="0.0398in" fo:margin-bottom="0.0398in" loext:contextual-spacing="false">
        <style:tab-stops>
          <style:tab-stop style:position="1.0417in"/>
          <style:tab-stop style:position="1.6563in"/>
          <style:tab-stop style:position="2.1665in"/>
        </style:tab-stops>
      </style:paragraph-properties>
      <style:text-properties fo:font-variant="normal" fo:text-transform="none" fo:color="#000000" style:text-line-through-style="none" style:text-line-through-type="none" style:font-name="sans-serif" fo:font-size="16pt" fo:letter-spacing="normal" fo:font-style="normal" style:text-underline-style="none" fo:font-weight="normal" officeooo:rsid="0026e6c1" officeooo:paragraph-rsid="0026e6c1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paragraph-properties>
        <style:tab-stops>
          <style:tab-stop style:position="1.0417in"/>
          <style:tab-stop style:position="1.6563in"/>
          <style:tab-stop style:position="2.1665in"/>
        </style:tab-stops>
      </style:paragraph-properties>
      <style:text-properties fo:font-variant="normal" fo:text-transform="none" fo:color="#000000" style:text-line-through-style="none" style:text-line-through-type="none" style:font-name="sans-serif" fo:font-size="16pt" fo:letter-spacing="normal" fo:font-style="normal" style:text-underline-style="none" fo:font-weight="normal" officeooo:rsid="000f8e1e" officeooo:paragraph-rsid="0026e6c1" style:font-size-asian="16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 style:list-style-name="L1">
      <style:paragraph-properties>
        <style:tab-stops>
          <style:tab-stop style:position="1.0417in"/>
          <style:tab-stop style:position="1.6563in"/>
          <style:tab-stop style:position="2.1665in"/>
        </style:tab-stops>
      </style:paragraph-properties>
      <style:text-properties fo:font-variant="normal" fo:text-transform="none" fo:color="#000000" style:text-line-through-style="none" style:text-line-through-type="none" style:font-name="sans-serif" fo:font-size="16pt" fo:letter-spacing="normal" fo:font-style="normal" style:text-underline-style="none" fo:font-weight="normal" officeooo:rsid="0026e6c1" officeooo:paragraph-rsid="0026e6c1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paragraph-properties>
        <style:tab-stops>
          <style:tab-stop style:position="1.0417in"/>
          <style:tab-stop style:position="1.6563in"/>
          <style:tab-stop style:position="2.1665in"/>
        </style:tab-stops>
      </style:paragraph-properties>
      <style:text-properties fo:font-variant="normal" fo:text-transform="none" fo:color="#000000" style:text-line-through-style="none" style:text-line-through-type="none" style:font-name="sans-serif" fo:font-size="16pt" fo:letter-spacing="normal" fo:font-style="normal" style:text-underline-style="none" fo:font-weight="normal" officeooo:rsid="0026e6c1" officeooo:paragraph-rsid="002aa3f2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style:paragraph-properties>
        <style:tab-stops>
          <style:tab-stop style:position="1.0417in"/>
          <style:tab-stop style:position="1.6563in"/>
          <style:tab-stop style:position="2.1665in"/>
        </style:tab-stops>
      </style:paragraph-properties>
      <style:text-properties fo:font-variant="normal" fo:text-transform="none" fo:color="#000000" style:text-line-through-style="none" style:text-line-through-type="none" style:font-name="sans-serif" fo:font-size="16pt" fo:letter-spacing="normal" fo:font-style="normal" style:text-underline-style="none" fo:font-weight="normal" officeooo:rsid="0026e6c1" officeooo:paragraph-rsid="0026e6c1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 style:list-style-name="L1">
      <style:paragraph-properties>
        <style:tab-stops>
          <style:tab-stop style:position="1.0417in"/>
          <style:tab-stop style:position="1.6563in"/>
          <style:tab-stop style:position="2.1665in"/>
        </style:tab-stops>
      </style:paragraph-properties>
      <style:text-properties fo:font-variant="normal" fo:text-transform="none" fo:color="#000000" style:text-line-through-style="none" style:text-line-through-type="none" style:font-name="sans-serif" fo:font-size="16pt" fo:letter-spacing="normal" fo:font-style="normal" style:text-underline-style="none" fo:font-weight="normal" officeooo:rsid="00274d3d" officeooo:paragraph-rsid="002aa3f2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 style:list-style-name="L2">
      <style:paragraph-properties>
        <style:tab-stops>
          <style:tab-stop style:position="1.0417in"/>
          <style:tab-stop style:position="1.6563in"/>
          <style:tab-stop style:position="2.1665in"/>
        </style:tab-stops>
      </style:paragraph-properties>
      <style:text-properties fo:font-variant="normal" fo:text-transform="none" fo:color="#000000" style:text-line-through-style="none" style:text-line-through-type="none" style:font-name="sans-serif" fo:font-size="16pt" fo:letter-spacing="normal" fo:font-style="normal" style:text-underline-style="none" fo:font-weight="normal" officeooo:rsid="00274d3d" officeooo:paragraph-rsid="002aa3f2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>
      <style:paragraph-properties>
        <style:tab-stops>
          <style:tab-stop style:position="1.0417in"/>
          <style:tab-stop style:position="1.6563in"/>
          <style:tab-stop style:position="2.1665in"/>
        </style:tab-stops>
      </style:paragraph-properties>
      <style:text-properties fo:font-variant="normal" fo:text-transform="none" fo:color="#000000" style:text-line-through-style="none" style:text-line-through-type="none" style:font-name="sans-serif" fo:font-size="16pt" fo:letter-spacing="normal" fo:font-style="normal" style:text-underline-style="none" fo:font-weight="normal" officeooo:rsid="00274d3d" officeooo:paragraph-rsid="002aa3f2" style:font-size-asian="16pt" style:font-style-asian="normal" style:font-weight-asian="normal" style:font-size-complex="16pt" style:font-style-complex="normal" style:font-weight-complex="normal"/>
    </style:style>
    <style:style style:name="P28" style:family="paragraph" style:parent-style-name="Standard">
      <style:paragraph-properties>
        <style:tab-stops>
          <style:tab-stop style:position="1.0417in"/>
          <style:tab-stop style:position="1.6563in"/>
          <style:tab-stop style:position="2.1665in"/>
        </style:tab-stops>
      </style:paragraph-properties>
      <style:text-properties fo:font-variant="normal" fo:text-transform="none" fo:color="#000000" style:text-line-through-style="none" style:text-line-through-type="none" style:font-name="sans-serif" fo:font-size="16pt" fo:letter-spacing="normal" fo:font-style="normal" style:text-underline-style="none" fo:font-weight="normal" officeooo:rsid="0028d6b7" officeooo:paragraph-rsid="00331ff2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officeooo:rsid="000f8e1e"/>
    </style:style>
    <style:style style:name="T3" style:family="text">
      <style:text-properties fo:color="#000000" officeooo:rsid="00123bdf"/>
    </style:style>
    <style:style style:name="T4" style:family="text">
      <style:text-properties fo:color="#000000" officeooo:rsid="0012729c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bold" officeooo:rsid="00123bdf" style:font-weight-asian="bold" style:font-weight-complex="bold"/>
    </style:style>
    <style:style style:name="T7" style:family="text">
      <style:text-properties fo:color="#000000" fo:font-size="36pt" fo:font-weight="bold" officeooo:rsid="00351891" style:font-size-asian="36pt" style:font-weight-asian="bold" style:font-size-complex="36pt" style:font-weight-complex="bold"/>
    </style:style>
    <style:style style:name="T8" style:family="text">
      <style:text-properties fo:color="#000000" officeooo:rsid="0026e6c1"/>
    </style:style>
    <style:style style:name="T9" style:family="text">
      <style:text-properties officeooo:rsid="00224ac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595b9" style:font-weight-asian="bold" style:font-weight-complex="bold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officeooo:rsid="002595b9"/>
    </style:style>
    <style:style style:name="T14" style:family="text">
      <style:text-properties officeooo:rsid="0026e6c1"/>
    </style:style>
    <style:style style:name="T15" style:family="text">
      <style:text-properties fo:font-variant="normal" fo:text-transform="none" fo:color="#000000" style:text-line-through-style="none" style:text-line-through-type="none" style:font-name="sans-serif" fo:font-size="16pt" fo:letter-spacing="normal" fo:font-style="normal" style:text-underline-style="none" fo:font-weight="normal" officeooo:rsid="001537ac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sans-serif" fo:font-size="16pt" fo:letter-spacing="normal" fo:font-style="normal" style:text-underline-style="none" fo:font-weight="normal" officeooo:rsid="0026e6c1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sans-serif" fo:font-size="16pt" fo:letter-spacing="normal" fo:font-style="normal" style:text-underline-style="none" fo:font-weight="normal" officeooo:rsid="00274d3d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sans-serif" fo:font-size="16pt" fo:letter-spacing="normal" fo:font-style="normal" style:text-underline-style="none" fo:font-weight="normal" officeooo:rsid="002aa3f2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officeooo:rsid="00274d3d"/>
    </style:style>
    <style:style style:name="T20" style:family="text">
      <style:text-properties officeooo:rsid="0028d6b7"/>
    </style:style>
    <style:style style:name="T21" style:family="text">
      <style:text-properties officeooo:rsid="002b602e"/>
    </style:style>
    <style:style style:name="T22" style:family="text">
      <style:text-properties officeooo:rsid="00331ff2"/>
    </style:style>
    <style:style style:name="T23" style:family="text">
      <style:text-properties officeooo:rsid="0040b9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917in" fo:text-indent="-0.25in" fo:margin-left="3.7917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7"/><text:span text:style-name="T12"><text:s text:c="2"/></text:span><text:span text:style-name="T7">Pets – matters to us !!</text:span></text:p>
      <text:p text:style-name="P16"/>
      <text:p text:style-name="P21">Pets need special treatment and special care. Due to nowadays busy life style, this task is not as simple as it used to be. </text:p>
      <text:p text:style-name="P21"/>
      <text:p text:style-name="P3"><text:span text:style-name="T2">The aim of </text:span><text:span text:style-name="T8">our website is </text:span><text:span text:style-name="T2">to achieve more effective, efficient, comfortable, secure and smart pet management system.</text:span></text:p>
      <text:p text:style-name="P5"/>
      <text:p text:style-name="P14">Modules : </text:p>
      <text:p text:style-name="P10">Our website <text:span text:style-name="T21">h</text:span>as five modules : </text:p>
      <text:p text:style-name="P2"><text:span text:style-name="T3"><text:tab/></text:span><text:span text:style-name="T6">1)</text:span><text:span text:style-name="T3"> </text:span><text:span text:style-name="T4">G</text:span><text:span text:style-name="T3">allery</text:span></text:p>
      <text:p text:style-name="P4"><text:span text:style-name="T3"><text:tab/></text:span><text:span text:style-name="T6">2</text:span><text:span text:style-name="T5">)</text:span><text:span text:style-name="T1"> Health care centers</text:span></text:p>
      <text:p text:style-name="P6"><text:tab/><text:span text:style-name="T10">3)</text:span> Services</text:p>
      <text:p text:style-name="P6"><text:tab/><text:span text:style-name="T10">4)</text:span> Information</text:p>
      <text:p text:style-name="P6"><text:tab/><text:span text:style-name="T10">5</text:span><text:span text:style-name="T11">) </text:span><text:span text:style-name="T13">S</text:span>ales</text:p>
      <text:p text:style-name="P6"/>
      <text:p text:style-name="P15">Gallery</text:p>
      <text:p text:style-name="P15"/>
      <text:p text:style-name="P8"><text:tab/>Gallery displays few images of pet activities which makes more informative. <text:span text:style-name="T9">It shows images of services which are available.</text:span> </text:p>
      <text:p text:style-name="P12"/>
      <text:p text:style-name="P12">Health Care Centers</text:p>
      <text:p text:style-name="P8"><text:tab/></text:p>
      <text:p text:style-name="P8"><text:tab/>Health care centers show nearby hospitals <text:span text:style-name="T14">and </text:span><text:s/>allows you to book <text:span text:style-name="T14">appointment in your </text:span>desired hospitals. <text:span text:style-name="T14">We will prompt </text:span>a message whether the booking is successful or not.</text:p>
      <text:p text:style-name="P8"/>
      <text:p text:style-name="P8"/>
      <text:p text:style-name="P8"/>
      <text:p text:style-name="P7"/>
      <text:p text:style-name="P13"><text:soft-page-break/>Services</text:p>
      <text:p text:style-name="P17"><text:span text:style-name="T15"><text:tab/></text:span><text:span text:style-name="T16">We provide three kinds of services. They are Grooming , Training and On Boarding. In order to access this services the user need to be registered user.</text:span></text:p>
      <text:p text:style-name="P12"/>
      <text:p text:style-name="P12">Information</text:p>
      <text:p text:style-name="P9"><text:tab/></text:p>
      <text:p text:style-name="P9"><text:tab/><text:span text:style-name="T14">Under this section we would like to provide access to about, Staff and FAQ pages.</text:span></text:p>
      <text:p text:style-name="P9"/>
      <text:p text:style-name="P14">Sales :</text:p>
      <text:p text:style-name="P10"/>
      <text:p text:style-name="P10"><text:tab/>Under this section user can buy and sell pets. Even user can buy products, food related <text:span text:style-name="T19">to</text:span> the pets.</text:p>
      <text:p text:style-name="P10"/>
      <text:p text:style-name="P14">Database :</text:p>
      <text:p text:style-name="P6"/>
      <text:p text:style-name="P10">1. User :</text:p>
      <text:list xml:id="list29048645273784756" text:style-name="L1">
        <text:list-item>
          <text:p text:style-name="P22">user name – varchar (20)</text:p>
        </text:list-item>
        <text:list-item>
          <text:p text:style-name="P25">password <text:s/>- <text:s/>varchar(10)</text:p>
        </text:list-item>
        <text:list-item>
          <text:p text:style-name="P25">email-id <text:s text:c="3"/>- <text:s text:c="2"/>varchar(30)</text:p>
        </text:list-item>
        <text:list-item>
          <text:p text:style-name="P25">mobile no <text:s/>- <text:s/>varchar(10)</text:p>
        </text:list-item>
      </text:list>
      <text:p text:style-name="P18"><text:span text:style-name="T16">2. Admin (Pet house </text:span><text:span text:style-name="T17">owner):</text:span></text:p>
      <text:list xml:id="list3229670535186553782" text:style-name="L2">
        <text:list-header>
          <text:p text:style-name="P26"><text:s text:c="15"/>user name <text:s/>- <text:s/>varchar(20)</text:p>
        </text:list-header>
      </text:list>
      <text:p text:style-name="P19"><text:span text:style-name="T17"><text:s text:c="22"/>password <text:s text:c="2"/>-</text:span><text:span text:style-name="T16"> <text:s text:c="2"/></text:span><text:span text:style-name="T17">varchar(10)</text:span><text:span text:style-name="T16"> <text:s text:c="9"/></text:span></text:p>
      <text:p text:style-name="P23">3. Hospital booking appointment:</text:p>
      <text:p text:style-name="P18"><text:span text:style-name="T16"><text:s text:c="22"/></text:span><text:span text:style-name="T17">place <text:s text:c="2"/>- <text:s text:c="2"/>varchar(30</text:span><text:span text:style-name="T18">)</text:span></text:p>
      <text:p text:style-name="P18"><text:span text:style-name="T18"><text:s text:c="22"/></text:span><text:span text:style-name="T17">hospital name – varchar(30)</text:span></text:p>
      <text:p text:style-name="P27"><text:s text:c="22"/>pet <text:s text:c="6"/>- <text:s text:c="2"/>varchar(10)</text:p>
      <text:p text:style-name="P27"><text:s text:c="22"/>problem - <text:s/>varchar(20)</text:p>
      <text:p text:style-name="P27"><text:s text:c="22"/>date <text:s/>- <text:s text:c="2"/>varchar(10)</text:p>
      <text:p text:style-name="P10">4. Table for pets:</text:p>
      <text:p text:style-name="P10"><text:s text:c="23"/><text:span text:style-name="T23">image - blog</text:span></text:p>
      <text:p text:style-name="P10"><text:tab/><text:tab/><text:span text:style-name="T19">pet <text:s text:c="3"/>- <text:s text:c="2"/>varchar(10)</text:span></text:p>
      <text:p text:style-name="P10"><text:tab/><text:tab/><text:span text:style-name="T20">size <text:s text:c="2"/>- <text:s text:c="3"/>varchar(10)</text:span></text:p>
      <text:p text:style-name="P10"><text:tab/><text:tab/><text:span text:style-name="T20">breed - <text:s text:c="2"/>varchar(10)</text:span></text:p>
      <text:p text:style-name="P10"><text:soft-page-break/><text:tab/><text:tab/><text:span text:style-name="T20">color <text:s text:c="2"/>- <text:s text:c="2"/>varchar(10)</text:span></text:p>
      <text:p text:style-name="P20"/>
      <text:p text:style-name="P10">5. Table for pet products</text:p>
      <text:p text:style-name="P10"><text:s text:c="24"/><text:span text:style-name="T23">image - blog</text:span></text:p>
      <text:p text:style-name="P10"><text:tab/><text:tab/><text:span text:style-name="T20">product name - <text:s/>varchar(30)</text:span></text:p>
      <text:p text:style-name="P11"><text:tab/><text:tab/><text:span text:style-name="T20">price range <text:s text:c="4"/>- <text:s/>int</text:span></text:p>
      <text:p text:style-name="P11"/>
      <text:p text:style-name="P28">6. Table for Boarding_Training_Grooming</text:p>
      <text:p text:style-name="P11"><text:tab/><text:tab/><text:span text:style-name="T20">pet <text:s text:c="2"/>- <text:s/>varchar(30)</text:span></text:p>
      <text:p text:style-name="P11"><text:tab/><text:tab/><text:span text:style-name="T20">date <text:s text:c="2"/>- <text:s/>varchar(30)</text:span></text:p>
      <text:p text:style-name="P11"><text:tab/><text:tab/><text:span text:style-name="T20">time <text:s text:c="2"/>- <text:s text:c="2"/>varchar(30)</text:span></text:p>
      <text:p text:style-name="P11"><text:tab/><text:tab/><text:span text:style-name="T22">address <text:s/>- <text:s/>varchar(40)</text:span></text:p>
      <text:p text:style-name="P11"><text:tab/><text:tab/><text:span text:style-name="T20">transport - <text:s/>varchar(20)</text:span></text:p>
      <text:p text:style-name="P11"><text:tab/><text:tab/><text:span text:style-name="T22">type – varchar(20)</text:span></text:p>
      <text:p text:style-name="P11"><text:tab/><text:tab/><text:span text:style-name="T22">Train_Groom_Board - varchar(20)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0311in" fo:margin-right="0.781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5:19:24.303438977</meta:creation-date>
    <dc:date>2019-05-09T19:54:00.348813770</dc:date>
    <meta:editing-duration>PT59M11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3" meta:paragraph-count="55" meta:word-count="297" meta:character-count="2055" meta:non-whitespace-character-count="1490"/>
  </office:meta>
</office:document-meta>
</file>